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4a1" officeooo:paragraph-rsid="0010d4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starts oscillating initially from eta=0.013</text:p>
      <text:p text:style-name="P1"/>
      <text:p text:style-name="P1">At eta=0.021 and 0.025 it completely diverges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01:08:19.008827045</meta:creation-date>
    <meta:generator>LibreOffice/5.1.6.2$Linux_X86_64 LibreOffice_project/10m0$Build-2</meta:generator>
    <dc:date>2018-01-28T17:25:55.906820469</dc:date>
    <meta:editing-duration>PT2M54S</meta:editing-duration>
    <meta:editing-cycles>1</meta:editing-cycles>
    <meta:document-statistic meta:table-count="0" meta:image-count="0" meta:object-count="0" meta:page-count="1" meta:paragraph-count="2" meta:word-count="13" meta:character-count="91" meta:non-whitespace-character-count="79"/>
  </office:meta>
</office:document-meta>
</file>